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297.21pt">
            <draw:object draw:notify-on-update-of-ranges="Sheet1.A25:Sheet1.A30 Sheet1.B24:Sheet1.B24 Sheet1.B25:Sheet1.B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34.86pt" svg:y="15.62pt">
            <draw:object draw:notify-on-update-of-ranges="Sheet1.K3:Sheet1.K8 Sheet1.L2:Sheet1.L2 Sheet1.L3:Sheet1.L8 Sheet1.K3:Sheet1.K8 Sheet1.M2:Sheet1.M2 Sheet1.M3:Sheet1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ata2</text:p>
          </table:table-cell>
          <table:table-cell table:number-columns-repeated="9"/>
          <table:table-cell table:style-name="ce1" office:value-type="string" calcext:value-type="string" table:number-columns-spanned="2" table:number-rows-spanned="1">
            <text:p>codec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.4411318787306" calcext:value-type="float">
            <text:p>84.4411318787306</text:p>
          </table:table-cell>
          <table:table-cell table:number-columns-repeated="8"/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3.5405968147967" calcext:value-type="float">
            <text:p>73.540596814796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84.4411318787306" calcext:value-type="float">
            <text:p>84.4411318787306</text:p>
          </table:table-cell>
          <table:table-cell office:value-type="float" office:value="84.2006001423144" calcext:value-type="float">
            <text:p>84.20060014231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.8188209686543" calcext:value-type="float">
            <text:p>79.8188209686543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73.5405968147967" calcext:value-type="float">
            <text:p>73.5405968147967</text:p>
          </table:table-cell>
          <table:table-cell office:value-type="float" office:value="76.6265126901824" calcext:value-type="float">
            <text:p>76.62651269018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.525413961531" calcext:value-type="float">
            <text:p>77.525413961531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79.8188209686543" calcext:value-type="float">
            <text:p>79.8188209686543</text:p>
          </table:table-cell>
          <table:table-cell office:value-type="float" office:value="78.6447579689737" calcext:value-type="float">
            <text:p>78.64475796897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.3430349530337" calcext:value-type="float">
            <text:p>69.3430349530337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77.525413961531" calcext:value-type="float">
            <text:p>77.525413961531</text:p>
          </table:table-cell>
          <table:table-cell office:value-type="float" office:value="89.7350787279754" calcext:value-type="float">
            <text:p>89.73507872797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.5497780344385" calcext:value-type="float">
            <text:p>77.5497780344385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69.3430349530337" calcext:value-type="float">
            <text:p>69.3430349530337</text:p>
          </table:table-cell>
          <table:table-cell office:value-type="float" office:value="74.2161839286717" calcext:value-type="float">
            <text:p>74.2161839286717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77.5497780344385" calcext:value-type="float">
            <text:p>77.5497780344385</text:p>
          </table:table-cell>
          <table:table-cell office:value-type="float" office:value="83.1476344698004" calcext:value-type="float">
            <text:p>83.1476344698004</text:p>
          </table:table-cell>
        </table:table-row>
        <table:table-row table:style-name="ro1" table:number-rows-repeated="15">
          <table:table-cell table:number-columns-repeated="13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ata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.2006001423144" calcext:value-type="float">
            <text:p>84.2006001423144</text:p>
          </table:table-cell>
          <table:table-cell table:number-columns-repeated="8"/>
          <table:table-cell office:value-type="string" calcext:value-type="string">
            <text:p>rata2 percobaa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6.6265126901824" calcext:value-type="float">
            <text:p>76.6265126901824</text:p>
          </table:table-cell>
          <table:table-cell table:number-columns-repeated="8"/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.6447579689737" calcext:value-type="float">
            <text:p>78.6447579689737</text:p>
          </table:table-cell>
          <table:table-cell table:number-columns-repeated="8"/>
          <table:table-cell table:formula="of:=AVERAGE([.L3:.L8])" office:value-type="float" office:value="77.0364627685308" calcext:value-type="float">
            <text:p>77.0364627685308</text:p>
          </table:table-cell>
          <table:table-cell table:formula="of:=AVERAGE([.M3:.M8])" office:value-type="float" office:value="81.0951279879863" calcext:value-type="float">
            <text:p>81.095127987986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9.7350787279754" calcext:value-type="float">
            <text:p>89.735078727975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.2161839286717" calcext:value-type="float">
            <text:p>74.2161839286717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.1476344698004" calcext:value-type="float">
            <text:p>83.147634469800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9:08:37.129606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8:57:32.683343062</meta:creation-date>
    <dc:date>2020-03-15T21:11:55.815747867</dc:date>
    <meta:editing-duration>PT1H42M50S</meta:editing-duration>
    <meta:editing-cycles>2</meta:editing-cycles>
    <meta:generator>LibreOffice/6.0.7.3$Linux_X86_64 LibreOffice_project/00m0$Build-3</meta:generator>
    <meta:document-statistic meta:table-count="1" meta:cell-count="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2:Sheet1.B7 Sheet1.B1:Sheet1.B1" chart:data-source-has-labels="row" svg:x="0.32cm" svg:y="0.18cm" svg:width="13.249cm" svg:height="8.64cm">
          <chartooo:coordinate-region svg:x="0.941cm" svg:y="0.379cm" svg:width="12.4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7</svg:desc>
                </draw:g>
              </table:table-cell>
              <table:table-cell office:value-type="float" office:value="84.4411318787306">
                <text:p>84.4411318787306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73.5405968147967">
                <text:p>73.5405968147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79.8188209686543">
                <text:p>79.8188209686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77.525413961531">
                <text:p>77.525413961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69.3430349530337">
                <text:p>69.3430349530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77.5497780344385">
                <text:p>77.5497780344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25:Sheet1.B30 Sheet1.B24:Sheet1.B24" chart:data-source-has-labels="row" svg:x="0.32cm" svg:y="0.18cm" svg:width="13.249cm" svg:height="8.64cm">
          <chartooo:coordinate-region svg:x="0.941cm" svg:y="0.379cm" svg:width="12.2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30" chart:label-cell-address="Sheet1.B24:Sheet1.B24" chart:class="chart:scatter">
            <chart:domain table:cell-range-address="Sheet1.A25:Sheet1.A30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5:Sheet1.A30</svg:desc>
                </draw:g>
              </table:table-cell>
              <table:table-cell office:value-type="float" office:value="84.2006001423144">
                <text:p>84.2006001423144</text:p>
                <draw:g>
                  <svg:desc>Sheet1.B25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76.6265126901824">
                <text:p>76.6265126901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78.6447579689737">
                <text:p>78.6447579689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89.7350787279754">
                <text:p>89.7350787279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4.2161839286717">
                <text:p>74.2161839286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83.1476344698004">
                <text:p>83.1476344698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Sheet1.K3:Sheet1.M8 Sheet1.L2:Sheet1.M2" chart:data-source-has-labels="row" svg:x="0.32cm" svg:y="0.18cm" svg:width="12.905cm" svg:height="8.64cm">
          <chartooo:coordinate-region svg:x="0.941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8" chart:label-cell-address="Sheet1.L2:Sheet1.L2" chart:class="chart:scatter">
            <chart:domain table:cell-range-address="Sheet1.K3:Sheet1.K8"/>
            <chart:data-point chart:repeated="6"/>
          </chart:series>
          <chart:series chart:style-name="ch7" chart:values-cell-range-address="Sheet1.M3:Sheet1.M8" chart:label-cell-address="Sheet1.M2:Sheet1.M2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g711</text:p>
                <draw:g>
                  <svg:desc>Sheet1.L2:Sheet1.L2</svg:desc>
                </draw:g>
              </table:table-cell>
              <table:table-cell office:value-type="string">
                <text:p>G723.1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K3:Sheet1.K8</svg:desc>
                </draw:g>
              </table:table-cell>
              <table:table-cell office:value-type="float" office:value="84.4411318787306">
                <text:p>84.4411318787306</text:p>
                <draw:g>
                  <svg:desc>Sheet1.L3:Sheet1.L8</svg:desc>
                </draw:g>
              </table:table-cell>
              <table:table-cell office:value-type="float" office:value="84.2006001423144">
                <text:p>84.2006001423144</text:p>
                <draw:g>
                  <svg:desc>Sheet1.M3:Sheet1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73.5405968147967">
                <text:p>73.5405968147967</text:p>
              </table:table-cell>
              <table:table-cell office:value-type="float" office:value="76.6265126901824">
                <text:p>76.6265126901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79.8188209686543">
                <text:p>79.8188209686543</text:p>
              </table:table-cell>
              <table:table-cell office:value-type="float" office:value="78.6447579689737">
                <text:p>78.6447579689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77.525413961531">
                <text:p>77.525413961531</text:p>
              </table:table-cell>
              <table:table-cell office:value-type="float" office:value="89.7350787279754">
                <text:p>89.7350787279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69.3430349530337">
                <text:p>69.3430349530337</text:p>
              </table:table-cell>
              <table:table-cell office:value-type="float" office:value="74.2161839286717">
                <text:p>74.2161839286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77.5497780344385">
                <text:p>77.5497780344385</text:p>
              </table:table-cell>
              <table:table-cell office:value-type="float" office:value="83.1476344698004">
                <text:p>83.1476344698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